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e1dd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d902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116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220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336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f44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09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3ae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40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610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036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42003641"/>
    </style:style>
    <style:style style:name="T3" style:family="text">
      <style:text-properties fo:color="#333333"/>
    </style:style>
    <style:style style:name="T4" style:family="text">
      <style:text-properties officeooo:rsid="42022025"/>
    </style:style>
    <style:style style:name="T5" style:family="text">
      <style:text-properties officeooo:rsid="42022025" style:font-name-asian="Arial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（相關描述在　<text:span text:style-name="T1">新生之書</text:span>的 <text:span text:style-name="T1">德</text:span> 文件群）</text:p>
      <text:list xml:id="list2390783909" text:style-name="L1">
        <text:list-item>
          <text:p text:style-name="P14"><text:bookmark-start text:name="道、德"/>道、德<text:bookmark-end text:name="道、德"/></text:p>
          <text:list>
            <text:list-item>
              <text:p text:style-name="P15">道 是 中立存在<text:span text:style-name="T3">、中立個體</text:span>。</text:p>
              <text:list>
                <text:list-item>
                  <text:p text:style-name="P13">（後續描述在 <text:span text:style-name="T1">社會</text:span> 文件群的 <text:span text:style-name="T1">錢</text:span>的 <text:span text:style-name="T2">錢 是 中立存在</text:span>）</text:p>
                </text:list-item>
              </text:list>
            </text:list-item>
            <text:list-item>
              <text:p text:style-name="P2">明顯例子。</text:p>
              <text:list>
                <text:list-item>
                  <text:p text:style-name="P3">明顯例子，假定，某一特定道 對 某一特定個體 有害。</text:p>
                  <text:list>
                    <text:list-item>
                      <text:p text:style-name="P2">該個體 有機率認定，該道 有 壞德。</text:p>
                    </text:list-item>
                    <text:list-item>
                      <text:p text:style-name="P2">該個體 有機率認定，該道 是 問題、有害的存在、有害的個體。</text:p>
                    </text:list-item>
                  </text:list>
                </text:list-item>
                <text:list-item>
                  <text:p text:style-name="P2">明顯例子，假定，某一特定道 對 某一特定個體 有益。</text:p>
                  <text:list>
                    <text:list-item>
                      <text:p text:style-name="P4">該個體 有機率認定，該道 有 好德。</text:p>
                    </text:list-item>
                    <text:list-item>
                      <text:p text:style-name="P4">該個體 有機率認定，該道 是 功能、有益的存在、有益的個體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bookmark-start text:name="常德、共德"/>常德、共德<text:bookmark-end text:name="常德、共德"/></text:p>
          <text:list>
            <text:list-item>
              <text:p text:style-name="P6">常德、共德 <text:span text:style-name="T5">↔</text:span><text:span text:style-name="T4"> 常識、共識</text:span>。</text:p>
            </text:list-item>
            <text:list-item>
              <text:p text:style-name="P5">常德、共德。</text:p>
              <text:list>
                <text:list-item>
                  <text:p text:style-name="P5">常德</text:p>
                  <text:list>
                    <text:list-item>
                      <text:p text:style-name="P4">個體 認定的 德。</text:p>
                    </text:list-item>
                    <text:list-item>
                      <text:p text:style-name="P7">明顯例子，假定，某一特定個體 認定，維護大自然 是 好德、有德。</text:p>
                      <text:list>
                        <text:list-item>
                          <text:p text:style-name="P4">該個體 有 常德。</text:p>
                        </text:list-item>
                        <text:list-item>
                          <text:p text:style-name="P9">維護大自然 是 好德、有德，是 該個體的 常德。</text:p>
                        </text:list-item>
                      </text:list>
                    </text:list-item>
                  </text:list>
                </text:list-item>
                <text:list-item>
                  <text:p text:style-name="P4">共德</text:p>
                  <text:list>
                    <text:list-item>
                      <text:p text:style-name="P4">群體 認定的 德。</text:p>
                    </text:list-item>
                    <text:list-item>
                      <text:p text:style-name="P11">明顯例子，假定，某一特定群體 認定，維護大自然 是 好德、有德。</text:p>
                      <text:list>
                        <text:list-item>
                          <text:p text:style-name="P4">該群體 有 共德。</text:p>
                        </text:list-item>
                        <text:list-item>
                          <text:p text:style-name="P4">維護大自然 是 好德、有德，是 該群體 的 共德。</text:p>
                        </text:list-item>
                      </text:list>
                    </text:list-item>
                    <text:list-item>
                      <text:p text:style-name="P10">明顯例子，假定，第一個群體 認定，維護大自然 是 好德、有德。</text:p>
                      <text:list>
                        <text:list-item>
                          <text:p text:style-name="P10">假定，第二個群體 認定，維護大自然 是 好德、有德。</text:p>
                        </text:list-item>
                        <text:list-item>
                          <text:p text:style-name="P4">第一個群體、第二個群體 有 共德。</text:p>
                        </text:list-item>
                        <text:list-item>
                          <text:p text:style-name="P4">維護大自然 是 好德、有德，是 第一個群體、第二個群體 的 共德。</text:p>
                        </text:list-item>
                      </text:list>
                    </text:list-item>
                    <text:list-item>
                      <text:p text:style-name="P9">明顯例子，假定，某一特定群體 認定，維護大自然 是 好德、有德。</text:p>
                      <text:list>
                        <text:list-item>
                          <text:p text:style-name="P9">假定，某一特定個體 認定，維護大自然 是 好德、有德。</text:p>
                        </text:list-item>
                        <text:list-item>
                          <text:p text:style-name="P4">該群體、該個體 有 共德。</text:p>
                        </text:list-item>
                      </text:list>
                    </text:list-item>
                    <text:list-item>
                      <text:p text:style-name="P8">明顯例子，假定，第一個個體 認定，維護大自然 是 好德、有德。</text:p>
                      <text:list>
                        <text:list-item>
                          <text:p text:style-name="P8">假定，第二個個體 認定，維護大自然 是 好德。</text:p>
                        </text:list-item>
                        <text:list-item>
                          <text:p text:style-name="P12">第一個個體、第二個個體 有 共德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9T22:16:02.667000000</dc:date>
    <meta:editing-duration>P16DT14H14M34S</meta:editing-duration>
    <meta:editing-cycles>15634</meta:editing-cycles>
    <meta:document-statistic meta:table-count="0" meta:image-count="0" meta:object-count="0" meta:page-count="1" meta:paragraph-count="34" meta:word-count="594" meta:character-count="710" meta:non-whitespace-character-count="627"/>
  </office:meta>
</office:document-meta>
</file>